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te">
      <style:graphic-properties fo:min-height="0.7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Events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frame draw:style-name="gr1" draw:text-style-name="P1" draw:id="id6" draw:layer="layout" svg:width="4.25cm" svg:height="1cm" svg:x="2cm" svg:y="2cm">
          <draw:text-box>
            <text:p text:style-name="P1">UNKNOWN</text:p>
          </draw:text-box>
        </draw:frame>
        <draw:frame draw:style-name="gr1" draw:text-style-name="P1" draw:id="id2" draw:layer="layout" svg:width="4.25cm" svg:height="1cm" svg:x="2cm" svg:y="5cm">
          <draw:text-box>
            <text:p text:style-name="P1">NOT_STARTED</text:p>
          </draw:text-box>
        </draw:frame>
        <draw:frame draw:style-name="gr1" draw:text-style-name="P1" draw:id="id3" draw:layer="layout" svg:width="4.25cm" svg:height="1cm" svg:x="11.75cm" svg:y="5cm">
          <draw:text-box>
            <text:p text:style-name="P1">LAUNCHING</text:p>
          </draw:text-box>
        </draw:frame>
        <draw:frame draw:style-name="gr1" draw:text-style-name="P1" draw:id="id4" draw:layer="layout" svg:width="4.25cm" svg:height="1.133cm" svg:x="11.75cm" svg:y="11.934cm">
          <draw:text-box>
            <text:p text:style-name="P1">OPERATIONAL</text:p>
            <text:p text:style-name="P1">(started)</text:p>
          </draw:text-box>
        </draw:frame>
        <draw:frame draw:style-name="gr1" draw:text-style-name="P1" draw:id="id5" draw:layer="layout" svg:width="4.25cm" svg:height="1cm" svg:x="2cm" svg:y="12cm">
          <draw:text-box>
            <text:p text:style-name="P1">SHUTTING_DOWN</text:p>
          </draw:text-box>
        </draw:frame>
        <draw:frame draw:style-name="gr1" draw:text-style-name="P1" draw:id="id1" draw:layer="layout" svg:width="4.25cm" svg:height="1cm" svg:x="2cm" svg:y="8cm">
          <draw:text-box>
            <text:p text:style-name="P1">KILLING</text:p>
          </draw:text-box>
        </draw:frame>
        <draw:connector draw:style-name="gr2" draw:text-style-name="P2" draw:layer="layout" svg:x1="4.125cm" svg:y1="8cm" svg:x2="4.125cm" svg:y2="6cm" draw:start-shape="id1" draw:start-glue-point="0" draw:end-shape="id2" draw:end-glue-point="2">
          <text:p text:style-name="P1"/>
        </draw:connector>
        <draw:connector draw:style-name="gr2" draw:text-style-name="P2" draw:layer="layout" svg:x1="6.25cm" svg:y1="5.5cm" svg:x2="11.75cm" svg:y2="5.5cm" draw:start-shape="id2" draw:start-glue-point="1" draw:end-shape="id3" draw:end-glue-point="3">
          <text:p text:style-name="P1"/>
        </draw:connector>
        <draw:connector draw:style-name="gr2" draw:text-style-name="P2" draw:layer="layout" svg:x1="13.875cm" svg:y1="6cm" svg:x2="13.875cm" svg:y2="11.934cm" draw:start-shape="id3" draw:start-glue-point="2" draw:end-shape="id4" draw:end-glue-point="0">
          <text:p text:style-name="P1"/>
        </draw:connector>
        <draw:connector draw:style-name="gr2" draw:text-style-name="P2" draw:layer="layout" svg:x1="11.75cm" svg:y1="12.5cm" svg:x2="6.25cm" svg:y2="12.5cm" draw:start-shape="id4" draw:start-glue-point="3" draw:end-shape="id5" draw:end-glue-point="1">
          <text:p text:style-name="P1"/>
        </draw:connector>
        <draw:connector draw:style-name="gr2" draw:text-style-name="P2" draw:layer="layout" svg:x1="4.125cm" svg:y1="12cm" svg:x2="4.125cm" svg:y2="9cm" draw:start-shape="id5" draw:start-glue-point="0" draw:end-shape="id1" draw:end-glue-point="2">
          <text:p text:style-name="P1"/>
        </draw:connector>
        <draw:connector draw:style-name="gr2" draw:text-style-name="P2" draw:layer="layout" svg:x1="4.125cm" svg:y1="3cm" svg:x2="4.125cm" svg:y2="5cm" draw:start-shape="id6" draw:start-glue-point="2" draw:end-shape="id2" draw:end-glue-point="0">
          <text:p text:style-name="P1"/>
        </draw:connector>
        <draw:frame draw:style-name="Events" draw:layer="layout" svg:width="3.055cm" svg:height="4.231cm" svg:x="13.75cm" svg:y="7.019cm">
          <draw:text-box>
            <text:p text:style-name="P1">INIT: Parse</text:p>
            <text:p text:style-name="P1">INIT: Check</text:p>
            <text:p text:style-name="P1">INIT: Configure</text:p>
            <text:p text:style-name="P1">(INIT: Bogusnet)</text:p>
            <text:p text:style-name="P1">(INIT: Console)</text:p>
            <text:p text:style-name="P1">INIT: Configured</text:p>
            <text:p text:style-name="P1">BOOT: Bios</text:p>
            <text:p text:style-name="P1">BOOT: Linux</text:p>
            <text:p text:style-name="P1">BOOT: System</text:p>
            <text:p text:style-name="P1">BOOT: Completed</text:p>
          </draw:text-box>
        </draw:frame>
        <draw:frame draw:style-name="gr3" draw:layer="layout" svg:width="2.911cm" svg:height="0.649cm" svg:x="7.3cm" svg:y="5cm">
          <draw:text-box>
            <text:p text:style-name="P1">launch() - internal</text:p>
          </draw:text-box>
        </draw:frame>
        <draw:frame draw:style-name="gr3" draw:layer="layout" svg:width="3.499cm" svg:height="0.649cm" svg:x="7.339cm" svg:y="12.5cm">
          <draw:text-box>
            <text:p text:style-name="P1">SHUTDOWN: Started</text:p>
          </draw:text-box>
        </draw:frame>
        <draw:frame draw:style-name="gr3" draw:layer="layout" svg:width="4.003cm" svg:height="0.649cm" svg:x="4.247cm" svg:y="11.101cm">
          <draw:text-box>
            <text:p text:style-name="P1">SHUTDOWN: Completed</text:p>
          </draw:text-box>
        </draw:frame>
        <draw:connector draw:style-name="gr2" draw:text-style-name="P2" draw:layer="layout" draw:type="line" svg:x1="11.75cm" svg:y1="12.5cm" svg:x2="4.125cm" svg:y2="9cm" draw:start-shape="id4" draw:start-glue-point="3" draw:end-shape="id1" draw:end-glue-point="2">
          <text:p text:style-name="P1"/>
        </draw:connector>
        <draw:frame draw:style-name="gr3" draw:layer="layout" svg:width="1.023cm" svg:height="0.649cm" svg:x="7.497cm" svg:y="10cm">
          <draw:text-box>
            <text:p text:style-name="P1">???</text:p>
          </draw:text-box>
        </draw:frame>
        <draw:frame draw:style-name="gr3" draw:layer="layout" svg:width="1.023cm" svg:height="0.649cm" svg:x="4cm" svg:y="6.851cm">
          <draw:text-box>
            <text:p text:style-name="P1">???</text:p>
          </draw:text-box>
        </draw:frame>
        <draw:frame draw:style-name="gr1" draw:text-style-name="P1" draw:id="id7" draw:layer="layout" svg:width="4.25cm" svg:height="1.133cm" svg:x="15cm" svg:y="14cm">
          <draw:text-box>
            <text:p text:style-name="P1">OPERATIONAL</text:p>
            <text:p text:style-name="P1">(stopped)</text:p>
          </draw:text-box>
        </draw:frame>
        <draw:connector draw:style-name="gr2" draw:text-style-name="P2" draw:layer="layout" svg:x1="13.875cm" svg:y1="13.067cm" svg:x2="15cm" svg:y2="14.566cm" draw:start-shape="id4" draw:start-glue-point="2" draw:end-shape="id7">
          <text:p text:style-name="P1"/>
        </draw:connector>
        <draw:connector draw:style-name="gr2" draw:text-style-name="P2" draw:layer="layout" svg:x1="17.125cm" svg:y1="14cm" svg:x2="16cm" svg:y2="12.5cm" draw:start-shape="id7" draw:start-glue-point="0" draw:end-shape="id4" draw:end-glue-point="1">
          <text:p text:style-name="P1"/>
        </draw:connector>
        <draw:frame draw:style-name="gr3" draw:layer="layout" svg:width="3.122cm" svg:height="0.649cm" svg:x="10.628cm" svg:y="13.601cm">
          <draw:text-box>
            <text:p text:style-name="P1">SIMULATOR: Stop</text:p>
          </draw:text-box>
        </draw:frame>
        <draw:frame draw:style-name="gr3" draw:layer="layout" svg:width="3.135cm" svg:height="0.649cm" svg:x="17.128cm" svg:y="12.851cm">
          <draw:text-box>
            <text:p text:style-name="P1">SIMULATOR: St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stroke-dash="Dash_20_1" draw:fill-color="#ffffff" draw:fill-gradient-name="Gradient_20_7" draw:fill-hatch-name="Hatch_20_1" draw:fill-image-name="Bitmape_20_1" draw:fill-image-width="0cm" draw:fill-image-height="0cm" draw:textarea-vertical-align="middle" draw:shadow="visible" draw:shadow-offset-x="0.1cm" draw:shadow-offset-y="0.1cm"/>
      <style:paragraph-properties fo:text-align="center"/>
      <style:text-properties fo:font-size="10pt"/>
    </style:style>
    <style:style style:name="Events" style:family="graphic" style:parent-style-name="standard">
      <style:graphic-properties draw:stroke="none" draw:stroke-dash="Dash_20_1" draw:fill="none" draw:fill-color="#ffffff" draw:fill-gradient-name="Gradient_20_7" draw:fill-hatch-name="Hatch_20_1" draw:fill-image-name="Bitmape_20_1" draw:fill-image-width="0cm" draw:fill-image-height="0cm"/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26T18:15:52</meta:creation-date>
    <dc:date>2007-03-26T18:30:42</dc:date>
    <dc:language>pt-BR</dc:language>
    <meta:editing-cycles>4</meta:editing-cycles>
    <meta:editing-duration>PT14M5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